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3.55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73.3pt"/>
    </style:style>
    <style:style style:name="co12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27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36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40" style:family="table-cell" style:parent-style-name="Default">
      <style:table-cell-properties fo:background-color="#bce4e5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21" style:family="table-cell" style:parent-style-name="Default">
      <style:table-cell-properties fo:background-color="#59c5c7"/>
    </style:style>
    <style:style style:name="ce20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</table:table>
      <table:table table:name="Sheet2" table:style-name="ta1">
        <office:forms form:automatic-focus="false" form:apply-design-mode="false"/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12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30" office:value-type="string" calcext:value-type="string">
            <text:p>Bank</text:p>
          </table:table-cell>
          <table:table-cell table:style-name="ce36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capable</text:p>
          </table:table-cell>
          <table:table-cell table:style-name="ce3" table:number-columns-repeated="4"/>
          <table:table-cell table:style-name="ce20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 table:style-name="ce21" table:number-columns-repeated="1013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D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 table:style-name="ce21" table:number-columns-repeated="1013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I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_VREF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RC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Sheet2.A1:Sheet2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14:40:18.119560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1:09:23.415942814</meta:creation-date>
    <dc:date>2020-01-18T23:10:54.150309511</dc:date>
    <meta:editing-duration>P3DT15H24M29S</meta:editing-duration>
    <meta:editing-cycles>30</meta:editing-cycles>
    <meta:generator>LibreOffice/6.0.7.3$Linux_X86_64 LibreOffice_project/00m0$Build-3</meta:generator>
    <meta:document-statistic meta:table-count="2" meta:cell-count="2385" meta:object-count="0"/>
  </office:meta>
</office:document-meta>
</file>